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.346cm" svg:height="14.078cm" svg:x="9.077cm" svg:y="0.106cm">
            <draw:object draw:notify-on-update-of-ranges="Sheet1.A1:Sheet1.A6 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Прочее</text:p>
          </table:table-cell>
          <table:table-cell office:value-type="percentage" office:value="0.4" calcext:value-type="percentage">
            <text:p>40%</text:p>
          </table:table-cell>
        </table:table-row>
        <table:table-row table:style-name="ro1">
          <table:table-cell office:value-type="string" calcext:value-type="string">
            <text:p>Промышленность</text:p>
          </table:table-cell>
          <table:table-cell office:value-type="percentage" office:value="0.24" calcext:value-type="percentage">
            <text:p>24%</text:p>
          </table:table-cell>
        </table:table-row>
        <table:table-row table:style-name="ro1">
          <table:table-cell office:value-type="string" calcext:value-type="string">
            <text:p>Торговля</text:p>
          </table:table-cell>
          <table:table-cell office:value-type="percentage" office:value="0.16" calcext:value-type="percentage">
            <text:p>16%</text:p>
          </table:table-cell>
        </table:table-row>
        <table:table-row table:style-name="ro1">
          <table:table-cell office:value-type="string" calcext:value-type="string">
            <text:p>Транспорт</text:p>
          </table:table-cell>
          <table:table-cell office:value-type="percentage" office:value="0.07" calcext:value-type="percentage">
            <text:p>7%</text:p>
          </table:table-cell>
        </table:table-row>
        <table:table-row table:style-name="ro1">
          <table:table-cell office:value-type="string" calcext:value-type="string">
            <text:p>Сельское хозяйство</text:p>
          </table:table-cell>
          <table:table-cell office:value-type="percentage" office:value="0.07" calcext:value-type="percentage">
            <text:p>7%</text:p>
          </table:table-cell>
        </table:table-row>
        <table:table-row table:style-name="ro1">
          <table:table-cell office:value-type="string" calcext:value-type="string">
            <text:p>Строительство</text:p>
          </table:table-cell>
          <table:table-cell office:value-type="percentage" office:value="0.06" calcext:value-type="percentage">
            <text:p>6%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 style:data-style-name="N2" text:time-value="10:51:56.607041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00:33:16.287150097</meta:creation-date>
    <dc:date>2020-03-27T10:54:22.761675040</dc:date>
    <meta:editing-duration>PT17M36S</meta:editing-duration>
    <meta:editing-cycles>3</meta:editing-cycles>
    <meta:generator>LibreOffice/6.4.0.3$Linux_X86_64 LibreOffice_project/40$Build-3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value" chart:data-label-text="false" chart:data-label-symbol="false" chart:label-position="avoid-overlap"/>
      <style:graphic-properties draw:stroke="none" draw:fill-color="#004586" dr3d:edge-rounding="5%"/>
      <style:text-properties fo:color="#ffffff" fo:font-family="Arial" style:font-style-name="Regular" fo:font-size="14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347cm" svg:height="14.079cm" xlink:href=".." xlink:type="simple" chart:class="chart:circle" chart:style-name="ch1">
        <chart:legend chart:legend-position="end" svg:x="17.338cm" svg:y="5.495cm" style:legend-expansion="high" chart:style-name="ch2"/>
        <chart:plot-area chart:style-name="ch3" table:cell-range-address="Sheet1.A1:Sheet1.B6" chart:data-source-has-labels="column" svg:x="0.426cm" svg:y="0.281cm" svg:width="16.486cm" svg:height="13.517cm">
          <chartooo:coordinate-region svg:x="1.686cm" svg:y="0.39cm" svg:width="13.408cm" svg:height="13.408cm"/>
          <chart:axis chart:dimension="x" chart:name="primary-x" chart:style-name="ch4" chartooo:axis-type="auto">
            <chartooo:date-scale/>
            <chart:categories table:cell-range-address="Sheet1.A1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Прочее</text:p>
                <draw:g>
                  <svg:desc>Sheet1.A1:Sheet1.A6</svg:desc>
                </draw:g>
              </table:table-cell>
              <table:table-cell office:value-type="float" office:value="0.4">
                <text:p>0.4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Промышленность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Торговля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Транспорт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Сельское хозяйство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Строительство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